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854cm" fo:margin-left="0.064cm" fo:margin-right="0.083cm" table:align="margins"/>
    </style:style>
    <style:style style:name="Tabla1.A" style:family="table-column">
      <style:table-column-properties style:column-width="16.854cm" style:rel-column-width="65535*"/>
    </style:style>
    <style:style style:name="Tabla1.1" style:family="table-row">
      <style:table-row-properties style:min-row-height="1.032cm"/>
    </style:style>
    <style:style style:name="Tabla1.A1" style:family="table-cell">
      <style:table-cell-properties fo:padding="0.097cm" fo:border="none"/>
    </style:style>
    <style:style style:name="Tabla3" style:family="table">
      <style:table-properties style:width="16.616cm" fo:margin-left="0.035cm" fo:margin-right="0.009cm" table:align="margins"/>
    </style:style>
    <style:style style:name="Tabla3.A" style:family="table-column">
      <style:table-column-properties style:column-width="3.888cm" style:rel-column-width="15333*"/>
    </style:style>
    <style:style style:name="Tabla3.B" style:family="table-column">
      <style:table-column-properties style:column-width="3.261cm" style:rel-column-width="12863*"/>
    </style:style>
    <style:style style:name="Tabla3.C" style:family="table-column">
      <style:table-column-properties style:column-width="0.469cm" style:rel-column-width="1850*"/>
    </style:style>
    <style:style style:name="Tabla3.D" style:family="table-column">
      <style:table-column-properties style:column-width="0.318cm" style:rel-column-width="1252*"/>
    </style:style>
    <style:style style:name="Tabla3.E" style:family="table-column">
      <style:table-column-properties style:column-width="8.68cm" style:rel-column-width="34237*"/>
    </style:style>
    <style:style style:name="Tabla3.A1" style:family="table-cell">
      <style:table-cell-properties fo:padding="0.097cm" fo:border="none"/>
    </style:style>
    <style:style style:name="Tabla2" style:family="table">
      <style:table-properties style:width="16.536cm" fo:margin-left="0.115cm" fo:margin-right="0.009cm" table:align="margins"/>
    </style:style>
    <style:style style:name="Tabla2.A" style:family="table-column">
      <style:table-column-properties style:column-width="3.731cm" style:rel-column-width="14784*"/>
    </style:style>
    <style:style style:name="Tabla2.B" style:family="table-column">
      <style:table-column-properties style:column-width="3.387cm" style:rel-column-width="13421*"/>
    </style:style>
    <style:style style:name="Tabla2.C" style:family="table-column">
      <style:table-column-properties style:column-width="0.45cm" style:rel-column-width="1782*"/>
    </style:style>
    <style:style style:name="Tabla2.D" style:family="table-column">
      <style:table-column-properties style:column-width="0.318cm" style:rel-column-width="1258*"/>
    </style:style>
    <style:style style:name="Tabla2.E" style:family="table-column">
      <style:table-column-properties style:column-width="8.652cm" style:rel-column-width="34290*"/>
    </style:style>
    <style:style style:name="Tabla2.A1" style:family="table-cell">
      <style:table-cell-properties fo:padding="0.097cm" fo:border="non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B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margin-left="-0.256cm" fo:margin-right="0.009cm" fo:text-indent="0cm" style:auto-text-indent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drop-down text:name=""><text:label text:value="[[repeatIn(objects,'receipt')]]"/><text:label text:current-selected="true" text:value="[[repeatIn(objects,'receipt')]]"/>[[repeatIn(objects,'receipt')]]</text:drop-down></text:p>
      <text:p text:style-name="Standard"/>
      <text:p text:style-name="P5">RECEIPT INFORMATION</text:p>
      <text:p text:style-name="P8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9"><text:span text:style-name="T1">Receipt Number</text:span>: <text:drop-down text:name=""><text:label text:value="[[ receipt.name ]]"/><text:label text:current-selected="true" text:value="[[ receipt.name ]]"/>[[ receipt.name ]]</text:drop-down></text:p>
          </table:table-cell>
          <table:table-cell table:style-name="Tabla4.B1" office:value-type="string">
            <text:p text:style-name="P9"><text:span text:style-name="T1">Receipt Date</text:span>:<text:drop-down text:name=""><text:label text:value="[[ receipt.date ]]"/><text:label text:current-selected="true" text:value="[[ receipt.date ]]"/>[[ receipt.date ]]</text:drop-down></text:p>
          </table:table-cell>
        </table:table-row>
      </table:table>
      <text:p text:style-name="P7"/>
      <text:p text:style-name="Standard"><text:span text:style-name="T1">Customer</text:span>:<text:tab/><text:drop-down text:name=""><text:label text:value="[[ receipt.partner_id.name ]]"/><text:label text:current-selected="true" text:value="[[ receipt.partner_id.name ]]"/>[[ receipt.partner_id.name ]]</text:drop-down></text:p>
      <text:p text:style-name="P6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column table:style-name="Tabla3.E"/>
              <table:table-row>
                <table:table-cell table:style-name="Tabla3.A1" office:value-type="string">
                  <text:p text:style-name="P2">I Invoice Number</text:p>
                </table:table-cell>
                <table:table-cell table:style-name="Tabla3.A1" office:value-type="string">
                  <text:p text:style-name="Table_20_Contents">Date</text:p>
                </table:table-cell>
                <table:table-cell table:style-name="Tabla3.A1" office:value-type="string">
                  <text:p text:style-name="Table_20_Contents"/>
                </table:table-cell>
                <table:table-cell table:style-name="Tabla3.A1" office:value-type="string">
                  <text:p text:style-name="Table_20_Contents"/>
                </table:table-cell>
                <table:table-cell table:style-name="Tabla3.A1" office:value-type="string">
                  <text:p text:style-name="Table_20_Contents">Amount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column table:style-name="Tabla2.D"/>
              <table:table-column table:style-name="Tabla2.E"/>
              <table:table-row>
                <table:table-cell table:style-name="Tabla2.A1" office:value-type="string">
                  <text:p text:style-name="Table_20_Contents"><text:drop-down text:name=""><text:label text:value="[[repeatIn(receipt.voucher_ids,'voucher_ids')]]"/><text:label text:current-selected="true" text:value="[[repeatIn(receipt.voucher_ids,'voucher_ids')]]"/>[[repeatIn(receipt.voucher_ids,'voucher_ids')]]</text:drop-down></text:p>
                  <text:p text:style-name="Table_20_Contents"><text:drop-down text:name=""><text:label text:value="[[ voucher_ids.invoices ]]"/><text:label text:current-selected="true" text:value="[[ voucher_ids.invoices ]]"/>[[ voucher_ids.invoices ]]</text:drop-down></text:p>
                </table:table-cell>
                <table:table-cell table:style-name="Tabla2.A1" office:value-type="string">
                  <text:p text:style-name="Table_20_Contents"><text:drop-down text:name=""><text:label text:value="[[repeatIn(receipt.voucher_ids,'voucher_ids')]]"/><text:label text:current-selected="true" text:value="[[repeatIn(receipt.voucher_ids,'voucher_ids')]]"/>[[repeatIn(receipt.voucher_ids,'voucher_ids')]]</text:drop-down></text:p>
                  <text:p text:style-name="Table_20_Contents"><text:drop-down text:name=""><text:label text:current-selected="true" text:value="2012-02-07"/><text:label text:value="[[ voucher_ids.date ]]"/>2012-02-07</text:drop-down></text:p>
                </table:table-cell>
                <table:table-cell table:style-name="Tabla2.A1" office:value-type="string">
                  <text:p text:style-name="Table_20_Contents"/>
                </table:table-cell>
                <table:table-cell table:style-name="Tabla2.A1" office:value-type="string">
                  <text:p text:style-name="Table_20_Contents"/>
                </table:table-cell>
                <table:table-cell table:style-name="Tabla2.A1" office:value-type="string">
                  <text:p text:style-name="P1"><text:drop-down text:name=""><text:label text:current-selected="true" text:value="605.0"/><text:label text:value="[[ voucher_ids.amount ]]"/>605.0</text:drop-down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</table:table>
      <text:p text:style-name="Standard"/>
      <text:p text:style-name="P3">Total Amount: <text:drop-down text:name=""><text:label text:value="TTT"/><text:label text:current-selected="true" text:value="[[ receipt.total_ammount ]]"/>[[ receipt.total_ammount ]]</text:drop-dow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erp_5f_header" style:display-name="terp_header" style:family="paragraph" style:parent-style-name="Heading" style:class="text" style:master-page-name="">
      <style:paragraph-properties fo:margin-top="0cm" fo:margin-bottom="0cm" fo:text-align="start" style:justify-single-word="false" style:page-number="auto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8-21T16:45:48.29</meta:creation-date>
    <dc:date>2015-08-28T03:43:42</dc:date>
    <meta:editing-duration>PT1H47M59S</meta:editing-duration>
    <meta:editing-cycles>14</meta:editing-cycles>
    <meta:generator>OpenOffice/4.1.1$Linux OpenOffice.org_project/411m6$Build-9775</meta:generator>
    <meta:document-statistic meta:table-count="4" meta:image-count="0" meta:object-count="0" meta:page-count="1" meta:paragraph-count="14" meta:word-count="31" meta:character-count="332"/>
    <meta:user-defined meta:name="Información 1">http://localhost:8069</meta:user-defined>
    <meta:user-defined meta:name="Información 2">admin</meta:user-defined>
    <meta:user-defined meta:name="Información 3">488</meta:user-defined>
    <meta:user-defined meta:name="Información 4">receipt.receipt</meta:user-defined>
  </office:meta>
</office:document-meta>
</file>